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IDC hea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digikey.be/en/products/detail/te-connectivity-amp-connectors/5-102618-9/1165237</text:p>
          </table:table-cell>
        </table:table-row>
        <table:table-row table:style-name="ro1">
          <table:table-cell office:value-type="string" calcext:value-type="string">
            <text:p>IDC c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be/en/products/detail/cnc-tech/353-28-22-GR-00018/10062527</text:p>
          </table:table-cell>
        </table:table-row>
        <table:table-row table:style-name="ro1">
          <table:table-cell office:value-type="string" calcext:value-type="string">
            <text:p>Pinheader 2mm pitch 2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be/nl/products/detail/w%C3%BCrth-elektronik/62004021121/15672211?s=N4IgjCBcoBw1oDGUBmBDANgZwKYBoQB7KAbRACYwwA2AVggF0CAHAFyhAGVWAnASwB2AcxABfAuQAM5ACwIQySOmz4ipEDBkwAnCCYg2Hbv2FiCAWnLzFvAK6rikMrT2jxFdc0EALHGgAmODyuQ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ttps://www.digikey.be/nl/products/detail/yageo/RC0805FR-0710RL/7275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digikey.be/nl/products/detail/kemet/C0805C102K5RAC7800/411146</text:p>
          </table:table-cell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be/nl/products/detail/murata-electronics/BLM21PG221SN1D/364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20:37:39.263895290</meta:creation-date>
    <dc:date>2024-10-19T21:29:41.217222933</dc:date>
    <meta:editing-duration>PT24M27S</meta:editing-duration>
    <meta:editing-cycles>2</meta:editing-cycles>
    <meta:generator>LibreOffice/24.2.6.2$Linux_X86_64 LibreOffice_project/420$Build-2</meta:generator>
    <meta:document-statistic meta:table-count="1" meta:cell-count="21" meta:object-count="0"/>
  </office:meta>
</office:document-meta>
</file>